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692" officeooo:paragraph-rsid="0014f6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0.54 42.57 52.54 42.57 52.5 33.68 48.72 34.01 38.8 33.51 37.5 149.11 46.37 26.37 52.01 36.33 43.36 44.52 52.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7:19:51.758452918</meta:creation-date>
    <dc:date>2024-04-24T17:36:48.167392759</dc:date>
    <meta:editing-duration>PT6M46S</meta:editing-duration>
    <meta:editing-cycles>1</meta:editing-cycles>
    <meta:document-statistic meta:table-count="0" meta:image-count="0" meta:object-count="0" meta:page-count="1" meta:paragraph-count="1" meta:word-count="19" meta:character-count="111" meta:non-whitespace-character-count="93"/>
    <meta:generator>LibreOffice/7.3.7.2$Linux_X86_64 LibreOffice_project/30$Build-2</meta:generator>
  </office:meta>
</office:document-meta>
</file>